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12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1" office:value-type="string" calcext:value-type="string">
            <text:p>MSc, COSS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Gijzen</text:p>
          </table:table-cell>
          <table:table-cell table:style-name="ce11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g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redit risk models</text:p>
          </table:table-cell>
          <table:table-cell office:value-type="string" calcext:value-type="string">
            <text:p><text:a xlink:href="mailto:D.Cheng@tudelft.nl" xlink:type="simple">D.Che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irillo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table:style-name="ce9"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 table:style-name="ce9"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 table:style-name="ce9"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uniewski </text:p>
          </table:table-cell>
          <table:table-cell office:value-type="string" calcext:value-type="string">
            <text:p>Sebastian</text:p>
          </table:table-cell>
          <table:table-cell table:style-name="ce9"/>
          <table:table-cell office:value-type="string" calcext:value-type="string">
            <text:p><text:a xlink:href="mailto:S.K.Kuniewski@tudelft.nl" xlink:type="simple">S.K.Kuniewsk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ude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table:style-name="ce9"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 table:style-name="ce9"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table:style-name="ce9"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 table:style-name="ce9"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table:style-name="ce9"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 table:style-name="ce9"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table:style-name="ce9"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 table:style-name="ce9"/>
          <table:table-cell table:style-name="ce15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table:style-name="ce9"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 table:style-name="ce9"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6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 table:style-name="ce9"/>
          <table:table-cell table:style-name="ce15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 table:style-name="ce9"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table:style-name="ce9"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ijchers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<text:a xlink:href="mailto:melissawijchers@gmail.com" xlink:type="simple">melissawijchers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3:37:19.807991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12-18T13:38:57.886822770</dc:date>
    <meta:editing-duration>PT2H28M41S</meta:editing-duration>
    <meta:editing-cycles>74</meta:editing-cycles>
    <meta:generator>LibreOffice/4.3.3.2$Linux_X86_64 LibreOffice_project/430m0$Build-2</meta:generator>
    <meta:print-date>2014-07-20T12:47:47</meta:print-date>
    <meta:document-statistic meta:table-count="3" meta:cell-count="516" meta:object-count="0"/>
  </office:meta>
</office:document-meta>
</file>